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mm" fo:margin-left="35.88mm" table:align="left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0.02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33.9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0.44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151.8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88.7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" style:family="paragraph" style:parent-style-name="Standard">
      <style:paragraph-properties fo:margin-left="7.62mm" fo:margin-right="0mm" fo:margin-top="3.81mm" fo:margin-bottom="3.18mm" fo:text-align="start" style:justify-single-word="false" fo:text-indent="0mm" style:auto-text-indent="false"/>
    </style:style>
    <style:style style:name="P7" style:family="paragraph" style:parent-style-name="Standard">
      <style:paragraph-properties fo:margin-left="83.82mm" fo:margin-right="0mm" fo:margin-top="5.08mm" fo:margin-bottom="0mm" fo:line-height="85%" fo:text-indent="0mm" style:auto-text-indent="false">
        <style:tab-stops>
          <style:tab-stop style:position="113.86mm" style:type="right"/>
          <style:tab-stop style:position="171.77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4.71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10" style:family="paragraph" style:parent-style-name="Standard">
      <style:paragraph-properties fo:margin-left="0mm" fo:margin-right="12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top="10.16mm" fo:margin-bottom="0mm" fo:line-height="83%">
        <style:tab-stops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68.58mm" fo:margin-right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13" style:family="paragraph" style:parent-style-name="Standard">
      <style:paragraph-properties fo:margin-top="2.54mm" fo:margin-bottom="0mm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>
        <style:tab-stops>
          <style:tab-stop style:position="170.74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15" style:family="paragraph" style:parent-style-name="Standard"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>
        <style:tab-stops>
          <style:tab-stop style:position="75.76mm" style:leader-style="dotted" style:leader-text="."/>
          <style:tab-stop style:position="155.8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96.52mm" fo:margin-right="0mm" fo:margin-top="17.15mm" fo:margin-bottom="0mm" fo:text-indent="0mm" style:auto-text-indent="false">
        <style:tab-stops>
          <style:tab-stop style:position="113.86mm" style:type="right"/>
          <style:tab-stop style:position="13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top="11.43mm" fo:margin-bottom="3.81mm"/>
      <style:text-properties fo:color="#000000" style:font-name="Times New Roman" fo:font-size="9.5pt" fo:letter-spacing="-0.07mm" style:font-size-asian="9.5pt" style:text-scale="110%"/>
    </style:style>
    <style:style style:name="P1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top="4.45mm" fo:margin-bottom="0mm" fo:text-align="center" style:justify-single-word="false"/>
    </style:style>
    <style:style style:name="P28" style:family="paragraph" style:parent-style-name="Standard">
      <style:paragraph-properties fo:margin-left="0mm" fo:margin-right="1.27mm" fo:text-align="justify" style:justify-single-word="false" fo:text-indent="0mm" style:auto-text-indent="false"/>
    </style:style>
    <style:style style:name="P29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1.78mm" style:font-size-asian="12pt" style:text-scale="105%"/>
    </style:style>
    <style:style style:name="T10" style:family="text">
      <style:text-properties fo:color="#000000" style:font-name="Times New Roman" fo:font-size="12pt" fo:letter-spacing="-0.02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2mm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1" style:family="text">
      <style:text-properties style:text-line-through-style="none" style:text-position="0% 100%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2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2">SECTION 146(1)(b)</text:span></text:p>
            <text:p text:style-name="P27"><text:span text:style-name="T6">UNDERTAKING BY DIRECTOR TO TAKE <text:line-break/></text:span><text:span text:style-name="T2">AND PAY FOR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9">46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0">Folio No</text:p>
      <text:p text:style-name="P11">To: <text:span text:style-name="T20"><text:placeholder text:placeholder-type="text">&lt;o.name&gt;</text:placeholder></text:span></text:p>
      <text:p text:style-name="P12">(Name of Company)</text:p>
      <text:p text:style-name="P13">Company No: <text:span text:style-name="T20"><text:placeholder text:placeholder-type="text">&lt;o.uen&gt;</text:placeholder></text:span></text:p>
      <text:p text:style-name="P4">I, <text:span text:style-name="T22"><text:placeholder text:placeholder-type="text">&lt;get_director1(o.id)['name']&gt;</text:placeholder></text:span><text:span text:style-name="T21"> </text:span>of <text:span text:style-name="T22"><text:placeholder text:placeholder-type="text">&lt;get_partner_full_address(get_director1(o.id)['id'])&gt;</text:placeholder></text:span></text:p>
      <text:p text:style-name="P16"><text:span text:style-name="T7">*NRIC/Passport No </text:span><text:span text:style-name="T19"><text:placeholder text:placeholder-type="text">&lt;get_director1(o.id)['nric']&gt;</text:placeholder></text:span><text:span text:style-name="T7"> </text:span><text:span text:style-name="T3">Nationality </text:span><text:span text:style-name="T19"><text:placeholder text:placeholder-type="text">&lt;get_partner_country(get_director1(o.id)['id'])&gt;</text:placeholder></text:span></text:p>
      <text:p text:style-name="P14">do hereby undertake to take from the abovenamed company and to pay for<text:tab/></text:p>
      <text:p text:style-name="P28"><text:span text:style-name="T8">shares of $ <text:s/>each in the capital of the company,</text:span><text:span text:style-name="T9"> </text:span><text:span text:style-name="T10">being the number of shares required by the provisions of the articles of association of the company </text:span><text:span text:style-name="T8">for the qualification of a director of the company.</text:span></text:p>
      <text:p text:style-name="P3"><text:span text:style-name="T1">Dated this<text:tab/></text:span><text:span text:style-name="T3">day of<text:tab/></text:span></text:p>
      <text:p text:style-name="P17"><text:tab/>Signature: <text:tab/></text:p>
      <text:p text:style-name="P7"><text:span text:style-name="T3"><text:tab/></text:span><text:span text:style-name="T11">Name of Director: </text:span><text:span text:style-name="T18"><text:placeholder text:placeholder-type="text">&lt;get_director1(o.id)['name']&gt;</text:placeholder></text:span></text:p>
      <text:p text:style-name="P5">Signature of Witness: <text:tab/></text:p>
      <text:p text:style-name="P6"><text:span text:style-name="T5">Name, address <text:tab/><text:tab/>)<text:line-break/></text:span><text:span text:style-name="T12">and description<text:tab/><text:tab/>)<text:line-break/></text:span><text:span text:style-name="T3">of witness<text:tab/><text:tab/>)<text:line-break/><text:tab/><text:tab/><text:tab/><text:tab/>)<text:line-break/><text:tab/><text:tab/><text:tab/><text:tab/>)</text:span></text:p>
      <text:p text:style-name="P18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<text:span text:style-name="T13">Lodged in the office of the Registrar of Companies &amp; </text:span><text:span text:style-name="T14">Businesses by</text:span></text:p>
            <text:p text:style-name="P21">Name:</text:p>
            <text:p text:style-name="P23">Address:</text:p>
            <text:p text:style-name="P24"><text:span text:style-name="T16">A/c No:<text:tab/></text:span><text:span text:style-name="T15">Tel No:</text:span></text:p>
            <text:p text:style-name="P25">Fax No: </text:p>
          </table:table-cell>
          <table:table-cell table:style-name="Table4.A1" office:value-type="string">
            <text:p text:style-name="P19">For Official Use</text:p>
            <text:p text:style-name="P26"><text:span text:style-name="T17">Date of Registration: </text:span><text:span text:style-name="T15">Receipt No:</text:span>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7.88mm" fo:margin-left="18.4mm" fo:margin-right="15.63mm" style:writing-mode="lr-tb" style:layout-grid-color="#c0c0c0" style:layout-grid-lines="267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0</meta:editing-cycles>
    <meta:creation-date>2015-12-16T08:13:00</meta:creation-date>
    <dc:date>2016-01-11T20:20:40</dc:date>
    <meta:editing-duration>PT23M23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44" meta:character-count="999" meta:non-whitespace-character-count="8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